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Bahnschrift" svg:font-family="Bahnschrift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text-align="center" style:justify-single-word="false" fo:text-indent="0cm" style:auto-text-indent="false" fo:background-color="transparent">
        <style:tab-stops/>
      </style:paragraph-properties>
      <style:text-properties fo:font-variant="normal" fo:text-transform="none" fo:color="#000000" style:font-name="Verdana" fo:font-size="32pt" fo:letter-spacing="normal" fo:font-style="italic" style:text-underline-style="none" fo:font-weight="bold" officeooo:rsid="001559cd" officeooo:paragraph-rsid="001559cd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.201cm" fo:margin-bottom="0.201cm" loext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fo:font-variant="normal" fo:text-transform="none" fo:color="#000000" style:font-name="Verdana" fo:font-size="40pt" fo:letter-spacing="normal" fo:font-style="italic" style:text-underline-style="solid" style:text-underline-width="auto" style:text-underline-color="font-color" fo:font-weight="bold" officeooo:rsid="001559cd" officeooo:paragraph-rsid="001559c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4pt" fo:letter-spacing="normal" fo:font-style="normal" fo:font-weight="normal" officeooo:paragraph-rsid="00167d76" style:font-size-asian="14pt" style:font-style-asian="normal" style:font-size-complex="14pt" style:font-style-complex="normal"/>
    </style:style>
    <style:style style:name="P4" style:family="paragraph" style:parent-style-name="Text_20_body" style:list-style-name="L1">
      <loext:graphic-properties draw:fill="none"/>
      <style:paragraph-properties fo:margin-top="0.201cm" fo:margin-bottom="0.201cm" loext:contextual-spacing="false" fo:text-align="start" style:justify-single-word="false" fo:background-color="transparent">
        <style:tab-stops/>
      </style:paragraph-properties>
      <style:text-properties fo:font-style="normal" officeooo:paragraph-rsid="001559cd"/>
    </style:style>
    <style:style style:name="P5" style:family="paragraph" style:parent-style-name="Text_20_body" style:list-style-name="L1">
      <loext:graphic-properties draw:fill="none"/>
      <style:paragraph-properties fo:margin-top="0.201cm" fo:margin-bottom="0.201cm" loext:contextual-spacing="false" fo:text-align="start" style:justify-single-word="false" fo:background-color="transparent">
        <style:tab-stops/>
      </style:paragraph-properties>
      <style:text-properties fo:font-style="normal" officeooo:paragraph-rsid="001559cd" style:font-style-asian="normal" style:font-style-complex="normal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67d76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entury Schoolbook L" fo:font-size="14pt" fo:letter-spacing="normal" fo:font-style="normal" fo:font-weight="normal" officeooo:paragraph-rsid="001559cd" style:font-size-asian="14pt" style:font-style-asian="normal" style:font-size-complex="14pt" style:font-style-complex="normal"/>
    </style:style>
    <style:style style:name="P8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officeooo:paragraph-rsid="00167d76" style:font-size-asian="14pt" style:font-style-asian="normal" style:font-size-complex="14pt" style:font-style-complex="normal"/>
    </style:style>
    <style:style style:name="P9" style:family="paragraph" style:parent-style-name="Text_20_body" style:list-style-name="L3">
      <style:paragraph-properties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officeooo:paragraph-rsid="00167d76" style:font-size-asian="14pt" style:font-style-asian="normal" style:font-size-complex="14pt" style:font-style-complex="normal"/>
    </style:style>
    <style:style style:name="P10" style:family="paragraph" style:parent-style-name="Text_20_body" style:list-style-name="L1">
      <style:paragraph-properties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Text_20_body" style:list-style-name="L5">
      <style:paragraph-properties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5pt" fo:letter-spacing="normal" fo:font-style="normal" fo:font-weight="bold" officeooo:paragraph-rsid="001559c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Text_20_body" style:list-style-name="L4">
      <style:paragraph-properties fo:margin-top="0cm" fo:margin-bottom="0.132cm" loext:contextual-spacing="false"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style:font-size-asian="14pt" style:font-style-asian="normal" style:font-size-complex="14pt" style:font-style-complex="normal"/>
    </style:style>
    <style:style style:name="P13" style:family="paragraph" style:parent-style-name="Text_20_body" style:list-style-name="L6">
      <style:paragraph-properties fo:margin-top="0cm" fo:margin-bottom="0.132cm" loext:contextual-spacing="false"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style:font-size-asian="14pt" style:font-style-asian="normal" style:font-size-complex="14pt" style:font-style-complex="normal"/>
    </style:style>
    <style:style style:name="P14" style:family="paragraph" style:parent-style-name="Text_20_body" style:list-style-name="L6">
      <style:paragraph-properties fo:margin-top="0cm" fo:margin-bottom="0.132cm" loext:contextual-spacing="false"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officeooo:paragraph-rsid="00170336" style:font-size-asian="14pt" style:font-style-asian="normal" style:font-size-complex="14pt" style:font-style-complex="normal"/>
    </style:style>
    <style:style style:name="P15" style:family="paragraph" style:parent-style-name="Text_20_body" style:list-style-name="L4">
      <style:paragraph-properties fo:margin-top="0cm" fo:margin-bottom="0.132cm" loext:contextual-spacing="false"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normal" officeooo:rsid="00167d76" officeooo:paragraph-rsid="00167d76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top="0cm" fo:margin-bottom="0.132cm" loext:contextual-spacing="false" style:line-height-at-least="0.635cm" fo:text-align="start" style:justify-single-word="false" fo:orphans="2" fo:widows="2" fo:padding="0cm" fo:border="none"/>
      <style:text-properties fo:font-variant="normal" fo:text-transform="none" fo:color="#000000" style:font-name="Century Schoolbook L" fo:font-size="14pt" fo:letter-spacing="normal" fo:font-style="normal" fo:font-weight="bold" officeooo:rsid="001bb24e" officeooo:paragraph-rsid="001bb24e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Normal_20__28_Web_29_">
      <loext:graphic-properties draw:fill="solid" draw:fill-color="#ffffff"/>
      <style:paragraph-properties fo:margin-top="0.212cm" fo:margin-bottom="0.212cm" loext:contextual-spacing="false" style:line-height-at-least="0.635cm" fo:text-align="start" style:justify-single-word="false" fo:orphans="2" fo:widows="2" fo:background-color="#ffffff" fo:padding="0cm" fo:border="none"/>
      <style:text-properties fo:font-variant="normal" fo:text-transform="none" fo:color="#222222" style:font-name="Century Schoolbook L" fo:font-size="15pt" fo:letter-spacing="normal" fo:font-style="normal" fo:font-weight="bold" officeooo:rsid="001bb24e" officeooo:paragraph-rsid="001bb24e" fo:background-color="#ffffff" style:font-size-asian="15pt" style:font-style-asian="normal" style:font-weight-asian="bold" style:font-name-complex="Arial" style:font-size-complex="15pt" style:font-style-complex="normal" style:font-weight-complex="bold"/>
    </style:style>
    <style:style style:name="P18" style:family="paragraph" style:parent-style-name="Normal_20__28_Web_29_">
      <loext:graphic-properties draw:fill="solid" draw:fill-color="#ffffff"/>
      <style:paragraph-properties fo:margin-top="0.212cm" fo:margin-bottom="0.212cm" loext:contextual-spacing="false" fo:background-color="#ffffff"/>
      <style:text-properties fo:color="#222222" style:font-name="Century Schoolbook L" fo:font-size="14pt" officeooo:paragraph-rsid="001bb24e" style:font-size-asian="14pt" style:font-name-complex="Arial" style:font-size-complex="14pt"/>
    </style:style>
    <style:style style:name="P19" style:family="paragraph" style:parent-style-name="Normal_20__28_Web_29_">
      <loext:graphic-properties draw:fill="solid" draw:fill-color="#ffffff"/>
      <style:paragraph-properties fo:margin-top="0.212cm" fo:margin-bottom="0.212cm" loext:contextual-spacing="false" fo:background-color="#ffffff"/>
      <style:text-properties officeooo:paragraph-rsid="001bb24e"/>
    </style:style>
    <style:style style:name="P20" style:family="paragraph" style:parent-style-name="Normal_20__28_Web_29_">
      <loext:graphic-properties draw:fill="solid" draw:fill-color="#ffffff"/>
      <style:paragraph-properties fo:margin-top="0.212cm" fo:margin-bottom="0.212cm" loext:contextual-spacing="false" fo:background-color="#ffffff"/>
      <style:text-properties style:font-name="Century Schoolbook L" fo:font-size="15pt" officeooo:paragraph-rsid="001bb24e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7d76" style:font-weight-asian="normal" style:font-weight-complex="normal"/>
    </style:style>
    <style:style style:name="T3" style:family="text">
      <style:text-properties fo:font-variant="normal" fo:text-transform="none" fo:color="#000000" style:font-name="Century Schoolbook L" fo:font-size="14pt" fo:letter-spacing="normal" style:text-underline-style="none" fo:font-weight="normal" officeooo:rsid="0013baf3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fo:color="#000000" style:font-name="Century Schoolbook L" fo:font-size="14pt" fo:letter-spacing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Century Schoolbook L" fo:font-size="14pt" fo:letter-spacing="normal" fo:font-weight="normal" officeooo:rsid="0013baf3" style:font-size-asian="14pt" style:font-size-complex="14pt"/>
    </style:style>
    <style:style style:name="T6" style:family="text">
      <style:text-properties fo:font-variant="normal" fo:text-transform="none" fo:color="#000000" style:font-name="Century Schoolbook L" fo:font-size="14pt" fo:letter-spacing="normal" fo:font-weight="normal" officeooo:rsid="001559cd" style:font-size-asian="14pt" style:font-size-complex="14pt"/>
    </style:style>
    <style:style style:name="T7" style:family="text">
      <style:text-properties fo:font-variant="normal" fo:text-transform="none" fo:color="#000000" style:font-name="Century Schoolbook L" fo:font-size="14pt" fo:letter-spacing="normal" fo:font-weight="normal" officeooo:rsid="00170336" style:font-size-asian="14pt" style:font-size-complex="14pt"/>
    </style:style>
    <style:style style:name="T8" style:family="text">
      <style:text-properties fo:font-variant="normal" fo:text-transform="none" fo:color="#000000" style:font-name="Century Schoolbook L" fo:font-size="14pt" fo:letter-spacing="normal" fo:font-weight="normal" officeooo:rsid="0013baf3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style:font-name="Century Schoolbook L" fo:font-size="14pt" fo:letter-spacing="normal" fo:font-weight="normal" officeooo:rsid="00170336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font-name="Century Schoolbook L" fo:font-size="14pt" fo:letter-spacing="normal" fo:font-style="normal" fo:font-weight="bold" officeooo:rsid="00167d76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1" style:family="text">
      <style:text-properties fo:font-variant="normal" fo:text-transform="none" fo:color="#000000" style:font-name="Century Schoolbook L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12" style:family="text">
      <style:text-properties fo:font-variant="normal" fo:text-transform="none" fo:color="#000000" style:font-name="Century Schoolbook L" fo:font-size="15pt" fo:letter-spacing="normal" fo:font-style="normal" fo:font-weight="bold" officeooo:rsid="00167d76" fo:background-color="transparent" loext:char-shading-value="0" style:font-size-asian="15pt" style:font-style-asian="normal" style:font-size-complex="15pt" style:font-style-complex="normal" loext:padding="0cm" loext:border="none"/>
    </style:style>
    <style:style style:name="T13" style:family="text">
      <style:text-properties officeooo:rsid="00170336"/>
    </style:style>
    <style:style style:name="T14" style:family="text">
      <style:text-properties officeooo:rsid="0017f0f1"/>
    </style:style>
    <style:style style:name="T15" style:family="text">
      <style:text-properties fo:color="#222222" style:font-name="Bahnschrift" fo:font-size="10.5pt" style:font-size-asian="10.5pt" style:font-name-complex="Arial" style:font-size-complex="10.5pt"/>
    </style:style>
    <style:style style:name="T16" style:family="text">
      <style:text-properties fo:color="#222222" style:font-name="Georgia" fo:font-size="10.5pt" fo:background-color="#ffffff" loext:char-shading-value="0" style:font-size-asian="10.5pt" style:font-name-complex="Arial" style:font-size-complex="10.5pt"/>
    </style:style>
    <style:style style:name="T17" style:family="text">
      <style:text-properties fo:color="#222222" fo:font-size="10.5pt" style:font-size-asian="10.5pt" style:font-name-complex="Arial" style:font-size-complex="10.5pt"/>
    </style:style>
    <style:style style:name="T18" style:family="text">
      <style:text-properties fo:color="#222222" fo:font-size="10.5pt" fo:background-color="#ffffff" loext:char-shading-value="0" style:font-size-asian="10.5pt" style:font-name-complex="Arial" style:font-size-complex="10.5pt"/>
    </style:style>
    <style:style style:name="T19" style:family="text">
      <style:text-properties fo:color="#222222" style:font-name="Century Schoolbook L" fo:font-size="10.5pt" fo:background-color="#ffffff" loext:char-shading-value="0" style:font-size-asian="10.5pt" style:font-name-complex="Arial" style:font-size-complex="10.5pt"/>
    </style:style>
    <style:style style:name="T20" style:family="text">
      <style:text-properties fo:color="#222222" style:font-name="Century Schoolbook L" fo:background-color="#ffffff" loext:char-shading-value="0" style:font-name-complex="Arial"/>
    </style:style>
    <style:style style:name="T21" style:family="text">
      <style:text-properties fo:color="#222222" style:font-name="Century Schoolbook L" fo:font-size="14pt" fo:background-color="#ffffff" loext:char-shading-value="0" style:font-size-asian="14pt" style:font-name-complex="Arial" style:font-size-complex="14pt"/>
    </style:style>
    <style:style style:name="T22" style:family="text">
      <style:text-properties fo:color="#222222" style:font-name="Century Schoolbook L" fo:font-size="15pt" fo:background-color="#ffffff" loext:char-shading-value="0" style:font-size-asian="15pt" style:font-name-complex="Arial" style:font-size-complex="15pt"/>
    </style:style>
    <style:style style:name="T23" style:family="text">
      <style:text-properties fo:color="#222222" style:font-name="Century Schoolbook L" fo:font-size="15pt" officeooo:rsid="001bb24e" fo:background-color="#ffffff" loext:char-shading-value="0" style:font-size-asian="15pt" style:font-name-complex="Arial" style:font-size-complex="15pt"/>
    </style:style>
    <style:style style:name="T24" style:family="text">
      <style:text-properties fo:color="#222222" style:font-name-complex="Arial"/>
    </style:style>
    <style:style style:name="T25" style:family="text">
      <style:text-properties fo:color="#222222" fo:background-color="#ffffff" loext:char-shading-value="0" style:font-name-complex="Arial"/>
    </style:style>
    <style:style style:name="T26" style:family="text">
      <style:text-properties fo:color="#222222" fo:background-color="#ffffff" loext:char-shading-value="0" style:font-name-complex="Arial"/>
    </style:style>
    <style:style style:name="T27" style:family="text">
      <style:text-properties fo:color="#222222" officeooo:rsid="001c850b" fo:background-color="#ffffff" loext:char-shading-value="0" style:font-name-complex="Arial"/>
    </style:style>
    <style:style style:name="T28" style:family="text">
      <style:text-properties fo:color="#222222" fo:font-size="14pt" fo:background-color="#ffffff" loext:char-shading-value="0" style:font-size-asian="14pt" style:font-name-complex="Arial" style:font-size-complex="14pt"/>
    </style:style>
    <style:style style:name="T29" style:family="text">
      <style:text-properties style:font-name="Georgia" fo:font-size="10.5pt" fo:background-color="#ffffff" loext:char-shading-value="0" style:font-size-asian="10.5pt" style:font-name-complex="Arial" style:font-size-complex="10.5pt"/>
    </style:style>
    <style:style style:name="T30" style:family="text">
      <style:text-properties fo:font-size="10.5pt" fo:background-color="#ffffff" loext:char-shading-value="0" style:font-size-asian="10.5pt" style:font-name-complex="Arial" style:font-size-complex="10.5pt"/>
    </style:style>
    <style:style style:name="T31" style:family="text">
      <style:text-properties style:font-name="Century Schoolbook L" fo:font-size="10.5pt" fo:background-color="#ffffff" loext:char-shading-value="0" style:font-size-asian="10.5pt" style:font-name-complex="Arial" style:font-size-complex="10.5pt"/>
    </style:style>
    <style:style style:name="T32" style:family="text">
      <style:text-properties style:font-name="Century Schoolbook L" fo:background-color="#ffffff" loext:char-shading-value="0" style:font-name-complex="Arial"/>
    </style:style>
    <style:style style:name="T33" style:family="text">
      <style:text-properties style:font-name="Century Schoolbook L" fo:font-size="14pt" fo:background-color="#ffffff" loext:char-shading-value="0" style:font-size-asian="14pt" style:font-name-complex="Arial" style:font-size-complex="14pt"/>
    </style:style>
    <style:style style:name="T34" style:family="text">
      <style:text-properties style:font-name="Century Schoolbook L" fo:font-size="15pt" fo:background-color="#ffffff" loext:char-shading-value="0" style:font-size-asian="15pt" style:font-name-complex="Arial" style:font-size-complex="15pt"/>
    </style:style>
    <style:style style:name="T35" style:family="text">
      <style:text-properties fo:font-size="14pt" fo:background-color="#ffffff" loext:char-shading-value="0" style:font-size-asian="14pt" style:font-name-complex="Arial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y Of Computers</text:p>
      <text:p text:style-name="P1"><text:span text:style-name="T2">(</text:span><text:span text:style-name="T1">Third Generation)</text:span></text:p>
      <text:list xml:id="list9050772026362178870" text:style-name="L1">
        <text:list-item>
          <text:p text:style-name="P4"><text:span text:style-name="T3">The period of third generation was from 1965-1971. The comput</text:span><text:span text:style-name="T8">ers of third generation used Integrated Circuits (ICs) in place of transistors. A single IC has </text:span><text:span text:style-name="T9">many </text:span><text:span text:style-name="T8">transistors, resistors, and capacitors along with the associated circuitry. </text:span><text:span text:style-name="T5">I</text:span><text:span text:style-name="T7">ntegrated Circuit</text:span><text:span text:style-name="T5"> technology was also known as “microelectronics” technology. This made it possible to integrate larger number of circuit components into very small surface of silicon, known as “chip” . Initially the integrated circuits contained only ten to twenty components. This technology was named small-scale integration (SSI). Later with the advancement in technology for manufacturing ICs, it became possible to intrgrate up to about hundred components on a single chip. This technology was known as medium scale integration (MSI).</text:span></text:p>
        </text:list-item>
        <text:list-item>
          <text:p text:style-name="P5"><text:span text:style-name="T4">The IC was invented by Jack Kilby. This development made computers smaller in size, reliable, and efficient. In this generation remote processing, time-sharing, multiprogramming operating system were used. High-level languages </text:span><text:span text:style-name="T6">like </text:span><text:span text:style-name="T4">FORTRAN-II TO IV, COBOL, PASCAL PL/1, BASIC, ALGOL-68 etc. were used during this generation.</text:span></text:p>
        </text:list-item>
      </text:list>
      <text:list xml:id="list1764754868994238614" text:style-name="L2">
        <text:list-header>
          <text:p text:style-name="P6"><text:span text:style-name="Strong_20_Emphasis"><text:span text:style-name="T10"/></text:span></text:p>
        </text:list-header>
        <text:list-item>
          <text:p text:style-name="P6"><text:span text:style-name="Strong_20_Emphasis"><text:span text:style-name="T12">Improvements in software</text:span></text:span><text:span text:style-name="Strong_20_Emphasis"><text:span text:style-name="T10">:</text:span></text:span></text:p>
        </text:list-item>
      </text:list>
      <text:list xml:id="list5436824764201849053" text:style-name="L3">
        <text:list-item>
          <text:p text:style-name="P8">The development of new high-level programming languages flourished in the third generation. Each new language was created in response to the needs of an important market of users.</text:p>
        </text:list-item>
        <text:list-item>
          <text:p text:style-name="P8">BASIC (Beginners All-purpose Symbolic Instruction Code) <text:s/>was developed to address the need for a programming language that was <text:soft-page-break/>easy to learn and use. It is still one of the most popular languages for microcomputer systems.</text:p>
        </text:list-item>
        <text:list-item>
          <text:p text:style-name="P8">The development of RPG (Report Program Generator) in the mid-1960s signaled a new trend in programming languages. With RPG, a use or programmer merely describes to the computer system what a report is to look like, not how to produce it.</text:p>
        </text:list-item>
        <text:list-item>
          <text:p text:style-name="P9">Once given the input/output formats and formulas for calculations, the computer system automatically generates its own computer program to produce the report. These report-generator lan<text:span text:style-name="T14">g</text:span>uages have proven to be incredibly time saving, and companies use them extensively.</text:p>
        </text:list-item>
        <text:list-item>
          <text:p text:style-name="P8">An additional boost to the quality of software came in 1969, when IBM which was rapidly becoming a virtual monopoly- was forced through government pressures to “unbundle” pricing on software and hardware.</text:p>
        </text:list-item>
      </text:list>
      <text:p text:style-name="P3"><text:span text:style-name="Strong_20_Emphasis"><text:span text:style-name="T11"/></text:span></text:p>
      <text:list xml:id="list154514117962385" text:continue-list="list9050772026362178870" text:style-name="L1">
        <text:list-item>
          <text:p text:style-name="P10">The main features of third generation are −</text:p>
        </text:list-item>
      </text:list>
      <text:list xml:id="list6235536588015851323" text:style-name="L4">
        <text:list-item>
          <text:p text:style-name="P12">IC used</text:p>
        </text:list-item>
        <text:list-item>
          <text:p text:style-name="P12">More reliable in comparison to previous two generations</text:p>
        </text:list-item>
        <text:list-item>
          <text:p text:style-name="P12">Smaller size</text:p>
        </text:list-item>
        <text:list-item>
          <text:p text:style-name="P12">Generated less heat</text:p>
        </text:list-item>
        <text:list-item>
          <text:p text:style-name="P12">Faster</text:p>
        </text:list-item>
        <text:list-item>
          <text:p text:style-name="P12">Lesser maintenance</text:p>
        </text:list-item>
        <text:list-item>
          <text:p text:style-name="P12">Costly</text:p>
        </text:list-item>
        <text:list-item>
          <text:p text:style-name="P12">AC required</text:p>
        </text:list-item>
        <text:list-item>
          <text:p text:style-name="P15">Consumed lesser electricity and supported high-level language</text:p>
        </text:list-item>
      </text:list>
      <text:list xml:id="list154513034086567" text:continue-list="list1764754868994238614" text:style-name="L2">
        <text:list-header>
          <text:p text:style-name="P7"/>
        </text:list-header>
      </text:list>
      <text:list xml:id="list4813566209042693129" text:style-name="L5">
        <text:list-item>
          <text:p text:style-name="P11">Some computers of this generation were −</text:p>
        </text:list-item>
      </text:list>
      <text:list xml:id="list5840688108701896408" text:style-name="L6">
        <text:list-item>
          <text:p text:style-name="P14">IBM-360 series <text:s text:c="45"/><text:span text:style-name="T13">5. </text:span>TDC-316</text:p>
        </text:list-item>
        <text:list-item>
          <text:p text:style-name="P13">Honeywell-6000 series</text:p>
        </text:list-item>
        <text:list-item>
          <text:p text:style-name="P13">PDP (Personal Data Processor)</text:p>
        </text:list-item>
        <text:list-item>
          <text:p text:style-name="P13">IBM-370/168</text:p>
        </text:list-item>
      </text:list>
      <text:p text:style-name="P16"><text:soft-page-break/>Commands used to upload :</text:p>
      <text:p text:style-name="P18"/>
      <text:p text:style-name="P20"><text:span text:style-name="T24">1. <text:s text:c="2"/>git init</text:span></text:p>
      <text:p text:style-name="P19"><text:span text:style-name="T22">2. git remote add origin </text:span><text:span text:style-name="T23">https://github.com/CO18319/ICSE-assignment.git</text:span></text:p>
      <text:p text:style-name="P20"><text:span text:style-name="T25">3. git add .</text:span></text:p>
      <text:p text:style-name="P20"><text:span text:style-name="T25">4. git commit -m “</text:span><text:span text:style-name="T27">add existing file</text:span><text:span text:style-name="T25">”</text:span></text:p>
      <text:p text:style-name="P20"><text:span text:style-name="T25">5. git push origin master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Bahnschrift" svg:font-family="Bahnschrift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2:05:53.103150716</meta:creation-date>
    <dc:date>2018-09-09T15:45:12.637038800</dc:date>
    <meta:editing-duration>PT7M49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3" meta:paragraph-count="33" meta:word-count="449" meta:character-count="2911" meta:non-whitespace-character-count="2470"/>
  </office:meta>
</office:document-meta>
</file>